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6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381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25.95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2.0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19" table:number-rows-spanned="1" table:style-name="ce45">
            <text:p><text:s text:c="3"/>人口增加、自然增加、出生、死亡、結婚、離婚數及其比率統計表<text:s text:c="7"/></text:p>
          </table:table-cell>
          <table:covered-table-cell table:number-columns-repeated="18"/>
          <table:table-cell table:style-name="ce1">
            <draw:frame draw:z-index="1" draw:id="id0" draw:style-name="a2" draw:name="Text Box 1" svg:x="0in" svg:y="0.31667in" svg:width="0in" svg:height="0.29722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22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4"/>
        </table:table-row>
        <table:table-row table:style-name="ro2">
          <table:table-cell table:style-name="ce1"/>
          <table:table-cell table:number-columns-repeated="2" table:style-name="ce40"/>
          <table:table-cell table:style-name="ce43"/>
          <table:table-cell table:number-columns-repeated="2" table:style-name="ce40"/>
          <table:table-cell office:value-type="string" table:style-name="ce42">
            <text:p><text:s text:c="6"/>中 華 民 國 106 年 3 月 份</text:p>
          </table:table-cell>
          <table:table-cell table:number-columns-repeated="10" table:style-name="ce40"/>
          <table:table-cell office:value-type="string" table:style-name="ce41">
            <text:p><text:s text:c="14"/>單位：人；‰；對</text:p>
          </table:table-cell>
          <table:table-cell table:style-name="ce40"/>
          <table:table-cell table:number-columns-repeated="16365"/>
        </table:table-row>
        <table:table-row table:style-name="ro3">
          <table:table-cell table:style-name="ce39"/>
          <table:table-cell office:value-type="string" table:number-columns-spanned="3" table:number-rows-spanned="1" table:style-name="ce46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46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46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49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3" table:number-rows-spanned="1" table:style-name="ce46">
            <text:p>結　　　　婚</text:p>
          </table:table-cell>
          <table:covered-table-cell table:number-columns-repeated="2"/>
          <table:table-cell office:value-type="string" table:number-columns-spanned="3" table:number-rows-spanned="1" table:style-name="ce48">
            <text:p>離　　　　婚</text:p>
          </table:table-cell>
          <table:covered-table-cell table:number-columns-repeated="2"/>
          <table:table-cell table:number-columns-repeated="16365"/>
        </table:table-row>
        <table:table-row table:style-name="ro4">
          <table:table-cell office:value-type="string" table:style-name="ce35">
            <text:p>區 <text:s/>域 <text:s/>別</text:p>
          </table:table-cell>
          <table:table-cell office:value-type="string" table:style-name="ce32">
            <text:p>月增加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4">
            <text:p>折合年</text:p>
          </table:table-cell>
          <table:table-cell office:value-type="string" table:number-columns-spanned="1" table:number-rows-spanned="2" table:style-name="ce47">
            <text:p>人口數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47">
            <text:p>出生數</text:p>
          </table:table-cell>
          <table:table-cell office:value-type="string" table:number-columns-spanned="1" table:number-rows-spanned="2" table:style-name="ce47">
            <text:p>月出生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47">
            <text:p>死亡數</text:p>
          </table:table-cell>
          <table:table-cell office:value-type="string" table:number-columns-spanned="1" table:number-rows-spanned="2" table:style-name="ce47">
            <text:p>月死亡率</text:p>
          </table:table-cell>
          <table:table-cell office:value-type="string" table:style-name="ce32">
            <text:p>折合年</text:p>
          </table:table-cell>
          <table:table-cell office:value-type="string" table:style-name="ce32">
            <text:p>結婚</text:p>
          </table:table-cell>
          <table:table-cell office:value-type="string" table:number-columns-spanned="1" table:number-rows-spanned="2" table:style-name="ce47">
            <text:p>月結婚率</text:p>
          </table:table-cell>
          <table:table-cell office:value-type="string" table:style-name="ce32">
            <text:p>折合年</text:p>
          </table:table-cell>
          <table:table-cell office:value-type="string" table:style-name="ce32">
            <text:p>離婚</text:p>
          </table:table-cell>
          <table:table-cell office:value-type="string" table:number-columns-spanned="1" table:number-rows-spanned="2" table:style-name="ce47">
            <text:p>月離婚率</text:p>
          </table:table-cell>
          <table:table-cell office:value-type="string" table:style-name="ce32">
            <text:p>折合年</text:p>
          </table:table-cell>
          <table:table-cell table:number-columns-repeated="16365"/>
        </table:table-row>
        <table:table-row table:style-name="ro4">
          <table:table-cell table:style-name="ce31"/>
          <table:table-cell office:value-type="string" table:style-name="ce28">
            <text:p>人口數</text:p>
          </table:table-cell>
          <table:covered-table-cell/>
          <table:table-cell office:value-type="string" table:style-name="ce30">
            <text:p>增加率</text:p>
          </table:table-cell>
          <table:covered-table-cell/>
          <table:covered-table-cell/>
          <table:table-cell office:value-type="string" table:style-name="ce28">
            <text:p>增加率</text:p>
          </table:table-cell>
          <table:covered-table-cell/>
          <table:covered-table-cell/>
          <table:table-cell office:value-type="string" table:style-name="ce28">
            <text:p>出生率</text:p>
          </table:table-cell>
          <table:covered-table-cell/>
          <table:covered-table-cell/>
          <table:table-cell office:value-type="string" table:style-name="ce28">
            <text:p>死亡率</text:p>
          </table:table-cell>
          <table:table-cell office:value-type="string" table:style-name="ce28">
            <text:p>對數</text:p>
          </table:table-cell>
          <table:covered-table-cell/>
          <table:table-cell office:value-type="string" table:style-name="ce28">
            <text:p>結婚率</text:p>
          </table:table-cell>
          <table:table-cell office:value-type="string" table:style-name="ce28">
            <text:p>對數</text:p>
          </table:table-cell>
          <table:covered-table-cell/>
          <table:table-cell office:value-type="string" table:style-name="ce28">
            <text:p>離婚率</text:p>
          </table:table-cell>
          <table:table-cell table:number-columns-repeated="16365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float" office:value="1491" table:style-name="ce26">
            <text:p><text:s text:c="3"/>1,491<text:s/></text:p>
          </table:table-cell>
          <table:table-cell office:value-type="float" office:value="6.3327728128584088E-2" table:style-name="ce24">
            <text:p><text:s text:c="3"/>0.06<text:s/></text:p>
          </table:table-cell>
          <table:table-cell office:value-type="float" office:value="0.74563292796558689" table:style-name="ce24">
            <text:p><text:s text:c="3"/>0.75<text:s/></text:p>
          </table:table-cell>
          <table:table-cell office:value-type="float" office:value="1475" table:style-name="ce26">
            <text:p><text:s text:c="3"/>1,475<text:s/></text:p>
          </table:table-cell>
          <table:table-cell office:value-type="float" office:value="6.2646171302791265E-2" table:style-name="ce24">
            <text:p><text:s text:c="3"/>0.06<text:s/></text:p>
          </table:table-cell>
          <table:table-cell office:value-type="float" office:value="0.74" table:style-name="ce24">
            <text:p><text:s text:c="3"/>0.74<text:s/></text:p>
          </table:table-cell>
          <table:table-cell office:value-type="float" office:value="18866" table:style-name="ce26">
            <text:p><text:s text:c="3"/>18,866<text:s/></text:p>
          </table:table-cell>
          <table:table-cell office:value-type="float" office:value="0.80127638494810849" table:style-name="ce24">
            <text:p><text:s text:c="3"/>0.80<text:s/></text:p>
          </table:table-cell>
          <table:table-cell office:value-type="float" office:value="9.43" table:style-name="ce24">
            <text:p><text:s text:c="3"/>9.43<text:s/></text:p>
          </table:table-cell>
          <table:table-cell office:value-type="float" office:value="17391" table:style-name="ce26">
            <text:p><text:s text:c="3"/>17,391<text:s/></text:p>
          </table:table-cell>
          <table:table-cell office:value-type="float" office:value="0.73863021364531722" table:style-name="ce24">
            <text:p><text:s text:c="3"/>0.74<text:s/></text:p>
          </table:table-cell>
          <table:table-cell office:value-type="float" office:value="8.6999999999999993" table:style-name="ce24">
            <text:p><text:s text:c="3"/>8.70<text:s/></text:p>
          </table:table-cell>
          <table:table-cell office:value-type="float" office:value="12432" table:style-name="ce26">
            <text:p><text:s text:c="3"/>12,432<text:s/></text:p>
          </table:table-cell>
          <table:table-cell office:value-type="float" office:value="0.52801166212630579" table:style-name="ce24">
            <text:p><text:s text:c="3"/>0.53<text:s/></text:p>
          </table:table-cell>
          <table:table-cell office:value-type="float" office:value="6.22" table:style-name="ce24">
            <text:p><text:s text:c="3"/>6.22<text:s/></text:p>
          </table:table-cell>
          <table:table-cell office:value-type="float" office:value="5061" table:style-name="ce26">
            <text:p><text:s text:c="3"/>5,061<text:s/></text:p>
          </table:table-cell>
          <table:table-cell office:value-type="float" office:value="0.2149506935345265" table:style-name="ce24">
            <text:p><text:s text:c="3"/>0.21<text:s/></text:p>
          </table:table-cell>
          <table:table-cell office:value-type="float" office:value="2.5299999999999998" table:style-name="ce23">
            <text:p><text:s text:c="3"/>2.53<text:s/></text:p>
          </table:table-cell>
          <table:table-cell table:number-columns-repeated="16365"/>
        </table:table-row>
        <table:table-row table:style-name="ro6">
          <table:table-cell office:value-type="string" table:style-name="ce27">
            <text:p>新北市</text:p>
          </table:table-cell>
          <table:table-cell office:value-type="float" office:value="97" table:style-name="ce26">
            <text:p><text:s text:c="3"/>97<text:s/></text:p>
          </table:table-cell>
          <table:table-cell office:value-type="float" office:value="2.4369918275353446E-2" table:style-name="ce24">
            <text:p><text:s text:c="3"/>0.02<text:s/></text:p>
          </table:table-cell>
          <table:table-cell office:value-type="float" office:value="0.28693613453238731" table:style-name="ce24">
            <text:p><text:s text:c="3"/>0.29<text:s/></text:p>
          </table:table-cell>
          <table:table-cell office:value-type="float" office:value="833" table:style-name="ce25">
            <text:p><text:s text:c="3"/>833<text:s/></text:p>
          </table:table-cell>
          <table:table-cell office:value-type="float" office:value="0.20927726360807819" table:style-name="ce24">
            <text:p><text:s text:c="3"/>0.21<text:s/></text:p>
          </table:table-cell>
          <table:table-cell office:value-type="float" office:value="2.46" table:style-name="ce24">
            <text:p><text:s text:c="3"/>2.46<text:s/></text:p>
          </table:table-cell>
          <table:table-cell office:value-type="float" office:value="3186" table:style-name="ce25">
            <text:p><text:s text:c="3"/>3,186<text:s/></text:p>
          </table:table-cell>
          <table:table-cell office:value-type="float" office:value="0.80042900582873611" table:style-name="ce24">
            <text:p><text:s text:c="3"/>0.80<text:s/></text:p>
          </table:table-cell>
          <table:table-cell office:value-type="float" office:value="9.42" table:style-name="ce24">
            <text:p><text:s text:c="3"/>9.42<text:s/></text:p>
          </table:table-cell>
          <table:table-cell office:value-type="float" office:value="2353" table:style-name="ce25">
            <text:p><text:s text:c="3"/>2,353<text:s/></text:p>
          </table:table-cell>
          <table:table-cell office:value-type="float" office:value="0.59115174222065792" table:style-name="ce24">
            <text:p><text:s text:c="3"/>0.59<text:s/></text:p>
          </table:table-cell>
          <table:table-cell office:value-type="float" office:value="6.96" table:style-name="ce24">
            <text:p><text:s text:c="3"/>6.96<text:s/></text:p>
          </table:table-cell>
          <table:table-cell office:value-type="float" office:value="2188" table:style-name="ce25">
            <text:p><text:s text:c="3"/>2,188<text:s/></text:p>
          </table:table-cell>
          <table:table-cell office:value-type="float" office:value="0.5496982626344239" table:style-name="ce24">
            <text:p><text:s text:c="3"/>0.55<text:s/></text:p>
          </table:table-cell>
          <table:table-cell office:value-type="float" office:value="6.47" table:style-name="ce24">
            <text:p><text:s text:c="3"/>6.47<text:s/></text:p>
          </table:table-cell>
          <table:table-cell office:value-type="float" office:value="951" table:style-name="ce25">
            <text:p><text:s text:c="3"/>951<text:s/></text:p>
          </table:table-cell>
          <table:table-cell office:value-type="float" office:value="0.23892278234247583" table:style-name="ce24">
            <text:p><text:s text:c="3"/>0.24<text:s/></text:p>
          </table:table-cell>
          <table:table-cell office:value-type="float" office:value="2.81" table:style-name="ce23">
            <text:p><text:s text:c="3"/>2.81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臺北市</text:p>
          </table:table-cell>
          <table:table-cell office:value-type="float" office:value="-882" table:style-name="ce26">
            <text:p><text:s/>－882<text:s/></text:p>
          </table:table-cell>
          <table:table-cell office:value-type="float" office:value="-0.32737051327019762" table:style-name="ce24">
            <text:p><text:s/>－0.33<text:s/></text:p>
          </table:table-cell>
          <table:table-cell office:value-type="float" office:value="-3.8545237852781331" table:style-name="ce24">
            <text:p><text:s/>－3.85<text:s/></text:p>
          </table:table-cell>
          <table:table-cell office:value-type="float" office:value="703" table:style-name="ce25">
            <text:p><text:s text:c="3"/>703<text:s/></text:p>
          </table:table-cell>
          <table:table-cell office:value-type="float" office:value="0.26097409043290515" table:style-name="ce24">
            <text:p><text:s text:c="3"/>0.26<text:s/></text:p>
          </table:table-cell>
          <table:table-cell office:value-type="float" office:value="3.07" table:style-name="ce24">
            <text:p><text:s text:c="3"/>3.07<text:s/></text:p>
          </table:table-cell>
          <table:table-cell office:value-type="float" office:value="2537" table:style-name="ce25">
            <text:p><text:s text:c="3"/>2,537<text:s/></text:p>
          </table:table-cell>
          <table:table-cell office:value-type="float" office:value="0.94180834627066912" table:style-name="ce24">
            <text:p><text:s text:c="3"/>0.94<text:s/></text:p>
          </table:table-cell>
          <table:table-cell office:value-type="float" office:value="11.09" table:style-name="ce24">
            <text:p><text:s text:c="3"/>11.09<text:s/></text:p>
          </table:table-cell>
          <table:table-cell office:value-type="float" office:value="1834" table:style-name="ce25">
            <text:p><text:s text:c="3"/>1,834<text:s/></text:p>
          </table:table-cell>
          <table:table-cell office:value-type="float" office:value="0.68083425583776391" table:style-name="ce24">
            <text:p><text:s text:c="3"/>0.68<text:s/></text:p>
          </table:table-cell>
          <table:table-cell office:value-type="float" office:value="8.02" table:style-name="ce24">
            <text:p><text:s text:c="3"/>8.02<text:s/></text:p>
          </table:table-cell>
          <table:table-cell office:value-type="float" office:value="1467" table:style-name="ce25">
            <text:p><text:s text:c="3"/>1,467<text:s/></text:p>
          </table:table-cell>
          <table:table-cell office:value-type="float" office:value="0.54459315884078507" table:style-name="ce24">
            <text:p><text:s text:c="3"/>0.54<text:s/></text:p>
          </table:table-cell>
          <table:table-cell office:value-type="float" office:value="6.41" table:style-name="ce24">
            <text:p><text:s text:c="3"/>6.41<text:s/></text:p>
          </table:table-cell>
          <table:table-cell office:value-type="float" office:value="485" table:style-name="ce25">
            <text:p><text:s text:c="3"/>485<text:s/></text:p>
          </table:table-cell>
          <table:table-cell office:value-type="float" office:value="0.18004613635840541" table:style-name="ce24">
            <text:p><text:s text:c="3"/>0.18<text:s/></text:p>
          </table:table-cell>
          <table:table-cell office:value-type="float" office:value="2.12" table:style-name="ce23">
            <text:p><text:s text:c="3"/>2.12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桃園市</text:p>
          </table:table-cell>
          <table:table-cell office:value-type="float" office:value="3478" table:style-name="ce26">
            <text:p><text:s text:c="3"/>3,478<text:s/></text:p>
          </table:table-cell>
          <table:table-cell office:value-type="float" office:value="1.615029526064524" table:style-name="ce24">
            <text:p><text:s text:c="3"/>1.62<text:s/></text:p>
          </table:table-cell>
          <table:table-cell office:value-type="float" office:value="19.015670226243593" table:style-name="ce24">
            <text:p><text:s text:c="3"/>19.02<text:s/></text:p>
          </table:table-cell>
          <table:table-cell office:value-type="float" office:value="831" table:style-name="ce25">
            <text:p><text:s text:c="3"/>831<text:s/></text:p>
          </table:table-cell>
          <table:table-cell office:value-type="float" office:value="0.38556833050304834" table:style-name="ce24">
            <text:p><text:s text:c="3"/>0.39<text:s/></text:p>
          </table:table-cell>
          <table:table-cell office:value-type="float" office:value="4.54" table:style-name="ce24">
            <text:p><text:s text:c="3"/>4.54<text:s/></text:p>
          </table:table-cell>
          <table:table-cell office:value-type="float" office:value="2201" table:style-name="ce25">
            <text:p><text:s text:c="3"/>2,201<text:s/></text:p>
          </table:table-cell>
          <table:table-cell office:value-type="float" office:value="1.0212224975177009" table:style-name="ce24">
            <text:p><text:s text:c="3"/>1.02<text:s/></text:p>
          </table:table-cell>
          <table:table-cell office:value-type="float" office:value="12.02" table:style-name="ce24">
            <text:p><text:s text:c="3"/>12.02<text:s/></text:p>
          </table:table-cell>
          <table:table-cell office:value-type="float" office:value="1370" table:style-name="ce25">
            <text:p><text:s text:c="3"/>1,370<text:s/></text:p>
          </table:table-cell>
          <table:table-cell office:value-type="float" office:value="0.6356541670146526" table:style-name="ce24">
            <text:p><text:s text:c="3"/>0.64<text:s/></text:p>
          </table:table-cell>
          <table:table-cell office:value-type="float" office:value="7.48" table:style-name="ce24">
            <text:p><text:s text:c="3"/>7.48<text:s/></text:p>
          </table:table-cell>
          <table:table-cell office:value-type="float" office:value="1261" table:style-name="ce25">
            <text:p><text:s text:c="3"/>1,261<text:s/></text:p>
          </table:table-cell>
          <table:table-cell office:value-type="float" office:value="0.58508022233976409" table:style-name="ce24">
            <text:p><text:s text:c="3"/>0.59<text:s/></text:p>
          </table:table-cell>
          <table:table-cell office:value-type="float" office:value="6.89" table:style-name="ce24">
            <text:p><text:s text:c="3"/>6.89<text:s/></text:p>
          </table:table-cell>
          <table:table-cell office:value-type="float" office:value="530" table:style-name="ce25">
            <text:p><text:s text:c="3"/>530<text:s/></text:p>
          </table:table-cell>
          <table:table-cell office:value-type="float" office:value="0.24591000621734735" table:style-name="ce24">
            <text:p><text:s text:c="3"/>0.25<text:s/></text:p>
          </table:table-cell>
          <table:table-cell office:value-type="float" office:value="2.9" table:style-name="ce23">
            <text:p><text:s text:c="3"/>2.90<text:s/></text:p>
          </table:table-cell>
          <table:table-cell table:number-columns-repeated="16365"/>
        </table:table-row>
        <table:table-row table:style-name="ro7">
          <table:table-cell office:value-type="string" table:style-name="ce27">
            <text:p>臺中市</text:p>
          </table:table-cell>
          <table:table-cell office:value-type="float" office:value="1762" table:style-name="ce26">
            <text:p><text:s text:c="3"/>1,762<text:s/></text:p>
          </table:table-cell>
          <table:table-cell office:value-type="float" office:value="0.6360193419185115" table:style-name="ce24">
            <text:p><text:s text:c="3"/>0.64<text:s/></text:p>
          </table:table-cell>
          <table:table-cell office:value-type="float" office:value="7.4886148322663457" table:style-name="ce24">
            <text:p><text:s text:c="3"/>7.49<text:s/></text:p>
          </table:table-cell>
          <table:table-cell office:value-type="float" office:value="699" table:style-name="ce25">
            <text:p><text:s text:c="3"/>699<text:s/></text:p>
          </table:table-cell>
          <table:table-cell office:value-type="float" office:value="0.25223393019074153" table:style-name="ce24">
            <text:p><text:s text:c="3"/>0.25<text:s/></text:p>
          </table:table-cell>
          <table:table-cell office:value-type="float" office:value="2.97" table:style-name="ce24">
            <text:p><text:s text:c="3"/>2.97<text:s/></text:p>
          </table:table-cell>
          <table:table-cell office:value-type="float" office:value="2357" table:style-name="ce25">
            <text:p><text:s text:c="3"/>2,357<text:s/></text:p>
          </table:table-cell>
          <table:table-cell office:value-type="float" office:value="0.85052270881198533" table:style-name="ce24">
            <text:p><text:s text:c="3"/>0.85<text:s/></text:p>
          </table:table-cell>
          <table:table-cell office:value-type="float" office:value="10.01" table:style-name="ce24">
            <text:p><text:s text:c="3"/>10.01<text:s/></text:p>
          </table:table-cell>
          <table:table-cell office:value-type="float" office:value="1658" table:style-name="ce25">
            <text:p><text:s text:c="3"/>1,658<text:s/></text:p>
          </table:table-cell>
          <table:table-cell office:value-type="float" office:value="0.59828877862124386" table:style-name="ce24">
            <text:p><text:s text:c="3"/>0.60<text:s/></text:p>
          </table:table-cell>
          <table:table-cell office:value-type="float" office:value="7.04" table:style-name="ce24">
            <text:p><text:s text:c="3"/>7.04<text:s/></text:p>
          </table:table-cell>
          <table:table-cell office:value-type="float" office:value="1445" table:style-name="ce25">
            <text:p><text:s text:c="3"/>1,445<text:s/></text:p>
          </table:table-cell>
          <table:table-cell office:value-type="float" office:value="0.52142779560174757" table:style-name="ce24">
            <text:p><text:s text:c="3"/>0.52<text:s/></text:p>
          </table:table-cell>
          <table:table-cell office:value-type="float" office:value="6.14" table:style-name="ce24">
            <text:p><text:s text:c="3"/>6.14<text:s/></text:p>
          </table:table-cell>
          <table:table-cell office:value-type="float" office:value="557" table:style-name="ce25">
            <text:p><text:s text:c="3"/>557<text:s/></text:p>
          </table:table-cell>
          <table:table-cell office:value-type="float" office:value="0.20099327484441062" table:style-name="ce24">
            <text:p><text:s text:c="3"/>0.20<text:s/></text:p>
          </table:table-cell>
          <table:table-cell office:value-type="float" office:value="2.37" table:style-name="ce23">
            <text:p><text:s text:c="3"/>2.37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臺南市</text:p>
          </table:table-cell>
          <table:table-cell office:value-type="float" office:value="208" table:style-name="ce26">
            <text:p><text:s text:c="3"/>208<text:s/></text:p>
          </table:table-cell>
          <table:table-cell office:value-type="float" office:value="0.11027696483861389" table:style-name="ce24">
            <text:p><text:s text:c="3"/>0.11<text:s/></text:p>
          </table:table-cell>
          <table:table-cell office:value-type="float" office:value="1.2984223279385183" table:style-name="ce24">
            <text:p><text:s text:c="3"/>1.30<text:s/></text:p>
          </table:table-cell>
          <table:table-cell office:value-type="float" office:value="-215" table:style-name="ce25">
            <text:p><text:s/>－215<text:s/></text:p>
          </table:table-cell>
          <table:table-cell office:value-type="float" office:value="-0.11398192405728996" table:style-name="ce24">
            <text:p><text:s/>－0.11<text:s/></text:p>
          </table:table-cell>
          <table:table-cell office:value-type="float" office:value="-1.34" table:style-name="ce24">
            <text:p><text:s/>－1.34<text:s/></text:p>
          </table:table-cell>
          <table:table-cell office:value-type="float" office:value="1254" table:style-name="ce25">
            <text:p><text:s text:c="3"/>1,254<text:s/></text:p>
          </table:table-cell>
          <table:table-cell office:value-type="float" office:value="0.66480619892019355" table:style-name="ce24">
            <text:p><text:s text:c="3"/>0.66<text:s/></text:p>
          </table:table-cell>
          <table:table-cell office:value-type="float" office:value="7.83" table:style-name="ce24">
            <text:p><text:s text:c="3"/>7.83<text:s/></text:p>
          </table:table-cell>
          <table:table-cell office:value-type="float" office:value="1469" table:style-name="ce25">
            <text:p><text:s text:c="3"/>1,469<text:s/></text:p>
          </table:table-cell>
          <table:table-cell office:value-type="float" office:value="0.77878812297748357" table:style-name="ce24">
            <text:p><text:s text:c="3"/>0.78<text:s/></text:p>
          </table:table-cell>
          <table:table-cell office:value-type="float" office:value="9.17" table:style-name="ce24">
            <text:p><text:s text:c="3"/>9.17<text:s/></text:p>
          </table:table-cell>
          <table:table-cell office:value-type="float" office:value="959" table:style-name="ce25">
            <text:p><text:s text:c="3"/>959<text:s/></text:p>
          </table:table-cell>
          <table:table-cell office:value-type="float" office:value="0.50841239614391198" table:style-name="ce24">
            <text:p><text:s text:c="3"/>0.51<text:s/></text:p>
          </table:table-cell>
          <table:table-cell office:value-type="float" office:value="5.99" table:style-name="ce24">
            <text:p><text:s text:c="3"/>5.99<text:s/></text:p>
          </table:table-cell>
          <table:table-cell office:value-type="float" office:value="335" table:style-name="ce25">
            <text:p><text:s text:c="3"/>335<text:s/></text:p>
          </table:table-cell>
          <table:table-cell office:value-type="float" office:value="0.17759974213577739" table:style-name="ce24">
            <text:p><text:s text:c="3"/>0.18<text:s/></text:p>
          </table:table-cell>
          <table:table-cell office:value-type="float" office:value="2.09" table:style-name="ce23">
            <text:p><text:s text:c="3"/>2.09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高雄市</text:p>
          </table:table-cell>
          <table:table-cell office:value-type="float" office:value="-326" table:style-name="ce26">
            <text:p><text:s/>－326<text:s/></text:p>
          </table:table-cell>
          <table:table-cell office:value-type="float" office:value="-0.11730618930484209" table:style-name="ce24">
            <text:p><text:s/>－0.12<text:s/></text:p>
          </table:table-cell>
          <table:table-cell office:value-type="float" office:value="-1.3811857772989471" table:style-name="ce24">
            <text:p><text:s/>－1.38<text:s/></text:p>
          </table:table-cell>
          <table:table-cell office:value-type="float" office:value="-194" table:style-name="ce25">
            <text:p><text:s/>－194<text:s/></text:p>
          </table:table-cell>
          <table:table-cell office:value-type="float" office:value="-6.9812072378565682E-2" table:style-name="ce24">
            <text:p><text:s/>－0.07<text:s/></text:p>
          </table:table-cell>
          <table:table-cell office:value-type="float" office:value="-0.82" table:style-name="ce24">
            <text:p><text:s/>－0.82<text:s/></text:p>
          </table:table-cell>
          <table:table-cell office:value-type="float" office:value="1966" table:style-name="ce25">
            <text:p><text:s text:c="3"/>1,966<text:s/></text:p>
          </table:table-cell>
          <table:table-cell office:value-type="float" office:value="0.70747698090855737" table:style-name="ce24">
            <text:p><text:s text:c="3"/>0.71<text:s/></text:p>
          </table:table-cell>
          <table:table-cell office:value-type="float" office:value="8.33" table:style-name="ce24">
            <text:p><text:s text:c="3"/>8.33<text:s/></text:p>
          </table:table-cell>
          <table:table-cell office:value-type="float" office:value="2160" table:style-name="ce25">
            <text:p><text:s text:c="3"/>2,160<text:s/></text:p>
          </table:table-cell>
          <table:table-cell office:value-type="float" office:value="0.77728905328712294" table:style-name="ce24">
            <text:p><text:s text:c="3"/>0.78<text:s/></text:p>
          </table:table-cell>
          <table:table-cell office:value-type="float" office:value="9.15" table:style-name="ce24">
            <text:p><text:s text:c="3"/>9.15<text:s/></text:p>
          </table:table-cell>
          <table:table-cell office:value-type="float" office:value="1497" table:style-name="ce25">
            <text:p><text:s text:c="3"/>1,497<text:s/></text:p>
          </table:table-cell>
          <table:table-cell office:value-type="float" office:value="0.53870449665315889" table:style-name="ce24">
            <text:p><text:s text:c="3"/>0.54<text:s/></text:p>
          </table:table-cell>
          <table:table-cell office:value-type="float" office:value="6.34" table:style-name="ce24">
            <text:p><text:s text:c="3"/>6.34<text:s/></text:p>
          </table:table-cell>
          <table:table-cell office:value-type="float" office:value="667" table:style-name="ce25">
            <text:p><text:s text:c="3"/>667<text:s/></text:p>
          </table:table-cell>
          <table:table-cell office:value-type="float" office:value="0.24002398080671808" table:style-name="ce24">
            <text:p><text:s text:c="3"/>0.24<text:s/></text:p>
          </table:table-cell>
          <table:table-cell office:value-type="float" office:value="2.83" table:style-name="ce23">
            <text:p><text:s text:c="3"/>2.83<text:s/></text:p>
          </table:table-cell>
          <table:table-cell table:number-columns-repeated="16365"/>
        </table:table-row>
        <table:table-row table:style-name="ro8">
          <table:table-cell office:value-type="string" table:style-name="ce27">
            <text:p>臺灣省</text:p>
          </table:table-cell>
          <table:table-cell office:value-type="float" office:value="-2981" table:style-name="ce26">
            <text:p><text:s/>－2,981<text:s/></text:p>
          </table:table-cell>
          <table:table-cell office:value-type="float" office:value="-0.41793412679597058" table:style-name="ce24">
            <text:p><text:s/>－0.42<text:s/></text:p>
          </table:table-cell>
          <table:table-cell office:value-type="float" office:value="-4.9208372993719118" table:style-name="ce24">
            <text:p><text:s/>－4.92<text:s/></text:p>
          </table:table-cell>
          <table:table-cell office:value-type="float" office:value="-1226" table:style-name="ce25">
            <text:p><text:s/>－1,226<text:s/></text:p>
          </table:table-cell>
          <table:table-cell office:value-type="float" office:value="-0.17192027302509916" table:style-name="ce24">
            <text:p><text:s/>－0.17<text:s/></text:p>
          </table:table-cell>
          <table:table-cell office:value-type="float" office:value="-2.02" table:style-name="ce24">
            <text:p><text:s/>－2.02<text:s/></text:p>
          </table:table-cell>
          <table:table-cell office:value-type="float" office:value="5234" table:style-name="ce25">
            <text:p><text:s text:c="3"/>5,234<text:s/></text:p>
          </table:table-cell>
          <table:table-cell office:value-type="float" office:value="0.73395653263733207" table:style-name="ce24">
            <text:p><text:s text:c="3"/>0.73<text:s/></text:p>
          </table:table-cell>
          <table:table-cell office:value-type="float" office:value="8.64" table:style-name="ce24">
            <text:p><text:s text:c="3"/>8.64<text:s/></text:p>
          </table:table-cell>
          <table:table-cell office:value-type="float" office:value="6460" table:style-name="ce25">
            <text:p><text:s text:c="3"/>6,460<text:s/></text:p>
          </table:table-cell>
          <table:table-cell office:value-type="float" office:value="0.90587680566243123" table:style-name="ce24">
            <text:p><text:s text:c="3"/>0.91<text:s/></text:p>
          </table:table-cell>
          <table:table-cell office:value-type="float" office:value="10.67" table:style-name="ce24">
            <text:p><text:s text:c="3"/>10.67<text:s/></text:p>
          </table:table-cell>
          <table:table-cell office:value-type="float" office:value="3552" table:style-name="ce25">
            <text:p><text:s text:c="3"/>3,552<text:s/></text:p>
          </table:table-cell>
          <table:table-cell office:value-type="float" office:value="0.49809201450664947" table:style-name="ce24">
            <text:p><text:s text:c="3"/>0.50<text:s/></text:p>
          </table:table-cell>
          <table:table-cell office:value-type="float" office:value="5.86" table:style-name="ce24">
            <text:p><text:s text:c="3"/>5.86<text:s/></text:p>
          </table:table-cell>
          <table:table-cell office:value-type="float" office:value="1510" table:style-name="ce25">
            <text:p><text:s text:c="3"/>1,510<text:s/></text:p>
          </table:table-cell>
          <table:table-cell office:value-type="float" office:value="0.2117451976084011" table:style-name="ce24">
            <text:p><text:s text:c="3"/>0.21<text:s/></text:p>
          </table:table-cell>
          <table:table-cell office:value-type="float" office:value="2.4900000000000002" table:style-name="ce23">
            <text:p><text:s text:c="3"/>2.49<text:s/></text:p>
          </table:table-cell>
          <table:table-cell table:number-columns-repeated="16365"/>
        </table:table-row>
        <table:table-row table:style-name="ro9">
          <table:table-cell office:value-type="string" table:style-name="ce22">
            <text:p>宜蘭縣</text:p>
          </table:table-cell>
          <table:table-cell office:value-type="float" office:value="-118" table:style-name="ce21">
            <text:p><text:s/>－118<text:s/></text:p>
          </table:table-cell>
          <table:table-cell office:value-type="float" office:value="-0.25802332268440464" table:style-name="ce19">
            <text:p><text:s/>－0.26<text:s/></text:p>
          </table:table-cell>
          <table:table-cell office:value-type="float" office:value="-3.0380165412841191" table:style-name="ce19">
            <text:p><text:s/>－3.04<text:s/></text:p>
          </table:table-cell>
          <table:table-cell office:value-type="float" office:value="-54" table:style-name="ce20">
            <text:p><text:s/>－54<text:s/></text:p>
          </table:table-cell>
          <table:table-cell office:value-type="float" office:value="-0.11809370516813045" table:style-name="ce19">
            <text:p><text:s/>－0.12<text:s/></text:p>
          </table:table-cell>
          <table:table-cell office:value-type="float" office:value="-1.39" table:style-name="ce19">
            <text:p><text:s/>－1.39<text:s/></text:p>
          </table:table-cell>
          <table:table-cell office:value-type="float" office:value="336" table:style-name="ce20">
            <text:p><text:s text:c="3"/>336<text:s/></text:p>
          </table:table-cell>
          <table:table-cell office:value-type="float" office:value="0.73480527660170059" table:style-name="ce19">
            <text:p><text:s text:c="3"/>0.73<text:s/></text:p>
          </table:table-cell>
          <table:table-cell office:value-type="float" office:value="8.65" table:style-name="ce19">
            <text:p><text:s text:c="3"/>8.65<text:s/></text:p>
          </table:table-cell>
          <table:table-cell office:value-type="float" office:value="390" table:style-name="ce20">
            <text:p><text:s text:c="3"/>390<text:s/></text:p>
          </table:table-cell>
          <table:table-cell office:value-type="float" office:value="0.85289898176983092" table:style-name="ce19">
            <text:p><text:s text:c="3"/>0.85<text:s/></text:p>
          </table:table-cell>
          <table:table-cell office:value-type="float" office:value="10.039999999999999" table:style-name="ce19">
            <text:p><text:s text:c="3"/>10.04<text:s/></text:p>
          </table:table-cell>
          <table:table-cell office:value-type="float" office:value="223" table:style-name="ce20">
            <text:p><text:s text:c="3"/>223<text:s/></text:p>
          </table:table-cell>
          <table:table-cell office:value-type="float" office:value="0.48768326393505723" table:style-name="ce19">
            <text:p><text:s text:c="3"/>0.49<text:s/></text:p>
          </table:table-cell>
          <table:table-cell office:value-type="float" office:value="5.74" table:style-name="ce19">
            <text:p><text:s text:c="3"/>5.74<text:s/></text:p>
          </table:table-cell>
          <table:table-cell office:value-type="float" office:value="97" table:style-name="ce20">
            <text:p><text:s text:c="3"/>97<text:s/></text:p>
          </table:table-cell>
          <table:table-cell office:value-type="float" office:value="0.21213128520941951" table:style-name="ce19">
            <text:p><text:s text:c="3"/>0.21<text:s/></text:p>
          </table:table-cell>
          <table:table-cell office:value-type="float" office:value="2.5" table:style-name="ce18">
            <text:p><text:s text:c="3"/>2.50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新竹縣</text:p>
          </table:table-cell>
          <table:table-cell office:value-type="float" office:value="328" table:style-name="ce21">
            <text:p><text:s text:c="3"/>328<text:s/></text:p>
          </table:table-cell>
          <table:table-cell office:value-type="float" office:value="0.59844186173803571" table:style-name="ce19">
            <text:p><text:s text:c="3"/>0.60<text:s/></text:p>
          </table:table-cell>
          <table:table-cell office:value-type="float" office:value="7.0461703075607431" table:style-name="ce19">
            <text:p><text:s text:c="3"/>7.05<text:s/></text:p>
          </table:table-cell>
          <table:table-cell office:value-type="float" office:value="115" table:style-name="ce20">
            <text:p><text:s text:c="3"/>115<text:s/></text:p>
          </table:table-cell>
          <table:table-cell office:value-type="float" office:value="0.20975679156011628" table:style-name="ce19">
            <text:p><text:s text:c="3"/>0.21<text:s/></text:p>
          </table:table-cell>
          <table:table-cell office:value-type="float" office:value="2.4700000000000002" table:style-name="ce19">
            <text:p><text:s text:c="3"/>2.47<text:s/></text:p>
          </table:table-cell>
          <table:table-cell office:value-type="float" office:value="505" table:style-name="ce20">
            <text:p><text:s text:c="3"/>505<text:s/></text:p>
          </table:table-cell>
          <table:table-cell office:value-type="float" office:value="0.92110591076398896" table:style-name="ce19">
            <text:p><text:s text:c="3"/>0.92<text:s/></text:p>
          </table:table-cell>
          <table:table-cell office:value-type="float" office:value="10.85" table:style-name="ce19">
            <text:p><text:s text:c="3"/>10.85<text:s/></text:p>
          </table:table-cell>
          <table:table-cell office:value-type="float" office:value="390" table:style-name="ce20">
            <text:p><text:s text:c="3"/>390<text:s/></text:p>
          </table:table-cell>
          <table:table-cell office:value-type="float" office:value="0.71134911920387267" table:style-name="ce19">
            <text:p><text:s text:c="3"/>0.71<text:s/></text:p>
          </table:table-cell>
          <table:table-cell office:value-type="float" office:value="8.3800000000000008" table:style-name="ce19">
            <text:p><text:s text:c="3"/>8.38<text:s/></text:p>
          </table:table-cell>
          <table:table-cell office:value-type="float" office:value="311" table:style-name="ce20">
            <text:p><text:s text:c="3"/>311<text:s/></text:p>
          </table:table-cell>
          <table:table-cell office:value-type="float" office:value="0.56725532326257533" table:style-name="ce19">
            <text:p><text:s text:c="3"/>0.57<text:s/></text:p>
          </table:table-cell>
          <table:table-cell office:value-type="float" office:value="6.68" table:style-name="ce19">
            <text:p><text:s text:c="3"/>6.68<text:s/></text:p>
          </table:table-cell>
          <table:table-cell office:value-type="float" office:value="119" table:style-name="ce20">
            <text:p><text:s text:c="3"/>119<text:s/></text:p>
          </table:table-cell>
          <table:table-cell office:value-type="float" office:value="0.21705267996220731" table:style-name="ce19">
            <text:p><text:s text:c="3"/>0.22<text:s/></text:p>
          </table:table-cell>
          <table:table-cell office:value-type="float" office:value="2.56" table:style-name="ce18">
            <text:p><text:s text:c="3"/>2.56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苗栗縣</text:p>
          </table:table-cell>
          <table:table-cell office:value-type="float" office:value="-632" table:style-name="ce21">
            <text:p><text:s/>－632<text:s/></text:p>
          </table:table-cell>
          <table:table-cell office:value-type="float" office:value="-1.1318598857752793" table:style-name="ce19">
            <text:p><text:s/>－1.13<text:s/></text:p>
          </table:table-cell>
          <table:table-cell office:value-type="float" office:value="-13.32673736477345" table:style-name="ce19">
            <text:p><text:s/>－13.33<text:s/></text:p>
          </table:table-cell>
          <table:table-cell office:value-type="float" office:value="-178" table:style-name="ce20">
            <text:p><text:s/>－178<text:s/></text:p>
          </table:table-cell>
          <table:table-cell office:value-type="float" office:value="-0.31896383344353713" table:style-name="ce19">
            <text:p><text:s/>－0.32<text:s/></text:p>
          </table:table-cell>
          <table:table-cell office:value-type="float" office:value="-3.76" table:style-name="ce19">
            <text:p><text:s/>－3.76<text:s/></text:p>
          </table:table-cell>
          <table:table-cell office:value-type="float" office:value="375" table:style-name="ce20">
            <text:p><text:s text:c="3"/>375<text:s/></text:p>
          </table:table-cell>
          <table:table-cell office:value-type="float" office:value="0.67197436820969902" table:style-name="ce19">
            <text:p><text:s text:c="3"/>0.67<text:s/></text:p>
          </table:table-cell>
          <table:table-cell office:value-type="float" office:value="7.91" table:style-name="ce19">
            <text:p><text:s text:c="3"/>7.91<text:s/></text:p>
          </table:table-cell>
          <table:table-cell office:value-type="float" office:value="553" table:style-name="ce20">
            <text:p><text:s text:c="3"/>553<text:s/></text:p>
          </table:table-cell>
          <table:table-cell office:value-type="float" office:value="0.99093820165323621" table:style-name="ce19">
            <text:p><text:s text:c="3"/>0.99<text:s/></text:p>
          </table:table-cell>
          <table:table-cell office:value-type="float" office:value="11.67" table:style-name="ce19">
            <text:p><text:s text:c="3"/>11.67<text:s/></text:p>
          </table:table-cell>
          <table:table-cell office:value-type="float" office:value="262" table:style-name="ce20">
            <text:p><text:s text:c="3"/>262<text:s/></text:p>
          </table:table-cell>
          <table:table-cell office:value-type="float" office:value="0.46948609192250973" table:style-name="ce19">
            <text:p><text:s text:c="3"/>0.47<text:s/></text:p>
          </table:table-cell>
          <table:table-cell office:value-type="float" office:value="5.53" table:style-name="ce19">
            <text:p><text:s text:c="3"/>5.53<text:s/></text:p>
          </table:table-cell>
          <table:table-cell office:value-type="float" office:value="118" table:style-name="ce20">
            <text:p><text:s text:c="3"/>118<text:s/></text:p>
          </table:table-cell>
          <table:table-cell office:value-type="float" office:value="0.21144793452998528" table:style-name="ce19">
            <text:p><text:s text:c="3"/>0.21<text:s/></text:p>
          </table:table-cell>
          <table:table-cell office:value-type="float" office:value="2.4900000000000002" table:style-name="ce18">
            <text:p><text:s text:c="3"/>2.49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彰化縣</text:p>
          </table:table-cell>
          <table:table-cell office:value-type="float" office:value="-461" table:style-name="ce21">
            <text:p><text:s/>－461<text:s/></text:p>
          </table:table-cell>
          <table:table-cell office:value-type="float" office:value="-0.35837947177509005" table:style-name="ce19">
            <text:p><text:s/>－0.36<text:s/></text:p>
          </table:table-cell>
          <table:table-cell office:value-type="float" office:value="-4.2196292644486411" table:style-name="ce19">
            <text:p><text:s/>－4.22<text:s/></text:p>
          </table:table-cell>
          <table:table-cell office:value-type="float" office:value="191" table:style-name="ce20">
            <text:p><text:s text:c="3"/>191<text:s/></text:p>
          </table:table-cell>
          <table:table-cell office:value-type="float" office:value="0.14850921243076534" table:style-name="ce19">
            <text:p><text:s text:c="3"/>0.15<text:s/></text:p>
          </table:table-cell>
          <table:table-cell office:value-type="float" office:value="1.75" table:style-name="ce19">
            <text:p><text:s text:c="3"/>1.75<text:s/></text:p>
          </table:table-cell>
          <table:table-cell office:value-type="float" office:value="1283" table:style-name="ce20">
            <text:p><text:s text:c="3"/>1,283<text:s/></text:p>
          </table:table-cell>
          <table:table-cell office:value-type="float" office:value="0.99757758926006257" table:style-name="ce19">
            <text:p><text:s text:c="3"/>1.00<text:s/></text:p>
          </table:table-cell>
          <table:table-cell office:value-type="float" office:value="11.75" table:style-name="ce19">
            <text:p><text:s text:c="3"/>11.75<text:s/></text:p>
          </table:table-cell>
          <table:table-cell office:value-type="float" office:value="1092" table:style-name="ce20">
            <text:p><text:s text:c="3"/>1,092<text:s/></text:p>
          </table:table-cell>
          <table:table-cell office:value-type="float" office:value="0.84906837682929714" table:style-name="ce19">
            <text:p><text:s text:c="3"/>0.85<text:s/></text:p>
          </table:table-cell>
          <table:table-cell office:value-type="float" office:value="10" table:style-name="ce19">
            <text:p><text:s text:c="3"/>10.00<text:s/></text:p>
          </table:table-cell>
          <table:table-cell office:value-type="float" office:value="615" table:style-name="ce20">
            <text:p><text:s text:c="3"/>615<text:s/></text:p>
          </table:table-cell>
          <table:table-cell office:value-type="float" office:value="0.47818411332419208" table:style-name="ce19">
            <text:p><text:s text:c="3"/>0.48<text:s/></text:p>
          </table:table-cell>
          <table:table-cell office:value-type="float" office:value="5.63" table:style-name="ce19">
            <text:p><text:s text:c="3"/>5.63<text:s/></text:p>
          </table:table-cell>
          <table:table-cell office:value-type="float" office:value="223" table:style-name="ce20">
            <text:p><text:s text:c="3"/>223<text:s/></text:p>
          </table:table-cell>
          <table:table-cell office:value-type="float" office:value="0.17339033702649567" table:style-name="ce19">
            <text:p><text:s text:c="3"/>0.17<text:s/></text:p>
          </table:table-cell>
          <table:table-cell office:value-type="float" office:value="2.04" table:style-name="ce18">
            <text:p><text:s text:c="3"/>2.04<text:s/></text:p>
          </table:table-cell>
          <table:table-cell table:number-columns-repeated="16365"/>
        </table:table-row>
        <table:table-row table:style-name="ro7">
          <table:table-cell office:value-type="string" table:style-name="ce22">
            <text:p>南投縣</text:p>
          </table:table-cell>
          <table:table-cell office:value-type="float" office:value="-463" table:style-name="ce21">
            <text:p><text:s/>－463<text:s/></text:p>
          </table:table-cell>
          <table:table-cell office:value-type="float" office:value="-0.91762938475228961" table:style-name="ce19">
            <text:p><text:s/>－0.92<text:s/></text:p>
          </table:table-cell>
          <table:table-cell office:value-type="float" office:value="-10.804345981760829" table:style-name="ce19">
            <text:p><text:s/>－10.80<text:s/></text:p>
          </table:table-cell>
          <table:table-cell office:value-type="float" office:value="-175" table:style-name="ce20">
            <text:p><text:s/>－175<text:s/></text:p>
          </table:table-cell>
          <table:table-cell office:value-type="float" office:value="-0.34699536711614132" table:style-name="ce19">
            <text:p><text:s/>－0.35<text:s/></text:p>
          </table:table-cell>
          <table:table-cell office:value-type="float" office:value="-4.09" table:style-name="ce19">
            <text:p><text:s/>－4.09<text:s/></text:p>
          </table:table-cell>
          <table:table-cell office:value-type="float" office:value="326" table:style-name="ce20">
            <text:p><text:s text:c="3"/>326<text:s/></text:p>
          </table:table-cell>
          <table:table-cell office:value-type="float" office:value="0.64640279817064039" table:style-name="ce19">
            <text:p><text:s text:c="3"/>0.65<text:s/></text:p>
          </table:table-cell>
          <table:table-cell office:value-type="float" office:value="7.61" table:style-name="ce19">
            <text:p><text:s text:c="3"/>7.61<text:s/></text:p>
          </table:table-cell>
          <table:table-cell office:value-type="float" office:value="501" table:style-name="ce20">
            <text:p><text:s text:c="3"/>501<text:s/></text:p>
          </table:table-cell>
          <table:table-cell office:value-type="float" office:value="0.99339816528678182" table:style-name="ce19">
            <text:p><text:s text:c="3"/>0.99<text:s/></text:p>
          </table:table-cell>
          <table:table-cell office:value-type="float" office:value="11.7" table:style-name="ce19">
            <text:p><text:s text:c="3"/>11.70<text:s/></text:p>
          </table:table-cell>
          <table:table-cell office:value-type="float" office:value="248" table:style-name="ce20">
            <text:p><text:s text:c="3"/>248<text:s/></text:p>
          </table:table-cell>
          <table:table-cell office:value-type="float" office:value="0.4917420059703031" table:style-name="ce19">
            <text:p><text:s text:c="3"/>0.49<text:s/></text:p>
          </table:table-cell>
          <table:table-cell office:value-type="float" office:value="5.79" table:style-name="ce19">
            <text:p><text:s text:c="3"/>5.79<text:s/></text:p>
          </table:table-cell>
          <table:table-cell office:value-type="float" office:value="101" table:style-name="ce20">
            <text:p><text:s text:c="3"/>101<text:s/></text:p>
          </table:table-cell>
          <table:table-cell office:value-type="float" office:value="0.20026589759274441" table:style-name="ce19">
            <text:p><text:s text:c="3"/>0.20<text:s/></text:p>
          </table:table-cell>
          <table:table-cell office:value-type="float" office:value="2.36" table:style-name="ce18">
            <text:p><text:s text:c="3"/>2.36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雲林縣</text:p>
          </table:table-cell>
          <table:table-cell office:value-type="float" office:value="-462" table:style-name="ce21">
            <text:p><text:s/>－462<text:s/></text:p>
          </table:table-cell>
          <table:table-cell office:value-type="float" office:value="-0.66571852210488092" table:style-name="ce19">
            <text:p><text:s/>－0.67<text:s/></text:p>
          </table:table-cell>
          <table:table-cell office:value-type="float" office:value="-7.8382987280090823" table:style-name="ce19">
            <text:p><text:s/>－7.84<text:s/></text:p>
          </table:table-cell>
          <table:table-cell office:value-type="float" office:value="-290" table:style-name="ce20">
            <text:p><text:s/>－290<text:s/></text:p>
          </table:table-cell>
          <table:table-cell office:value-type="float" office:value="-0.41801440275831847" table:style-name="ce19">
            <text:p><text:s/>－0.42<text:s/></text:p>
          </table:table-cell>
          <table:table-cell office:value-type="float" office:value="-4.92" table:style-name="ce19">
            <text:p><text:s/>－4.92<text:s/></text:p>
          </table:table-cell>
          <table:table-cell office:value-type="float" office:value="431" table:style-name="ce20">
            <text:p><text:s text:c="3"/>431<text:s/></text:p>
          </table:table-cell>
          <table:table-cell office:value-type="float" office:value="0.621255888237363" table:style-name="ce19">
            <text:p><text:s text:c="3"/>0.62<text:s/></text:p>
          </table:table-cell>
          <table:table-cell office:value-type="float" office:value="7.31" table:style-name="ce19">
            <text:p><text:s text:c="3"/>7.31<text:s/></text:p>
          </table:table-cell>
          <table:table-cell office:value-type="float" office:value="721" table:style-name="ce20">
            <text:p><text:s text:c="3"/>721<text:s/></text:p>
          </table:table-cell>
          <table:table-cell office:value-type="float" office:value="1.0392702909956815" table:style-name="ce19">
            <text:p><text:s text:c="3"/>1.04<text:s/></text:p>
          </table:table-cell>
          <table:table-cell office:value-type="float" office:value="12.24" table:style-name="ce19">
            <text:p><text:s text:c="3"/>12.24<text:s/></text:p>
          </table:table-cell>
          <table:table-cell office:value-type="float" office:value="305" table:style-name="ce20">
            <text:p><text:s text:c="3"/>305<text:s/></text:p>
          </table:table-cell>
          <table:table-cell office:value-type="float" office:value="0.43963583738374873" table:style-name="ce19">
            <text:p><text:s text:c="3"/>0.44<text:s/></text:p>
          </table:table-cell>
          <table:table-cell office:value-type="float" office:value="5.18" table:style-name="ce19">
            <text:p><text:s text:c="3"/>5.18<text:s/></text:p>
          </table:table-cell>
          <table:table-cell office:value-type="float" office:value="148" table:style-name="ce20">
            <text:p><text:s text:c="3"/>148<text:s/></text:p>
          </table:table-cell>
          <table:table-cell office:value-type="float" office:value="0.21333148830424531" table:style-name="ce19">
            <text:p><text:s text:c="3"/>0.21<text:s/></text:p>
          </table:table-cell>
          <table:table-cell office:value-type="float" office:value="2.5099999999999998" table:style-name="ce18">
            <text:p><text:s text:c="3"/>2.51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嘉義縣</text:p>
          </table:table-cell>
          <table:table-cell office:value-type="float" office:value="-583" table:style-name="ce21">
            <text:p><text:s/>－583<text:s/></text:p>
          </table:table-cell>
          <table:table-cell office:value-type="float" office:value="-1.1326612488027401" table:style-name="ce19">
            <text:p><text:s/>－1.13<text:s/></text:p>
          </table:table-cell>
          <table:table-cell office:value-type="float" office:value="-13.336172768161296" table:style-name="ce19">
            <text:p><text:s/>－13.34<text:s/></text:p>
          </table:table-cell>
          <table:table-cell office:value-type="float" office:value="-295" table:style-name="ce20">
            <text:p><text:s/>－295<text:s/></text:p>
          </table:table-cell>
          <table:table-cell office:value-type="float" office:value="-0.57345524279025828" table:style-name="ce19">
            <text:p><text:s/>－0.57<text:s/></text:p>
          </table:table-cell>
          <table:table-cell office:value-type="float" office:value="-6.75" table:style-name="ce19">
            <text:p><text:s/>－6.75<text:s/></text:p>
          </table:table-cell>
          <table:table-cell office:value-type="float" office:value="268" table:style-name="ce20">
            <text:p><text:s text:c="3"/>268<text:s/></text:p>
          </table:table-cell>
          <table:table-cell office:value-type="float" office:value="0.5209695087043702" table:style-name="ce19">
            <text:p><text:s text:c="3"/>0.52<text:s/></text:p>
          </table:table-cell>
          <table:table-cell office:value-type="float" office:value="6.13" table:style-name="ce19">
            <text:p><text:s text:c="3"/>6.13<text:s/></text:p>
          </table:table-cell>
          <table:table-cell office:value-type="float" office:value="563" table:style-name="ce20">
            <text:p><text:s text:c="3"/>563<text:s/></text:p>
          </table:table-cell>
          <table:table-cell office:value-type="float" office:value="1.0944247514946286" table:style-name="ce19">
            <text:p><text:s text:c="3"/>1.09<text:s/></text:p>
          </table:table-cell>
          <table:table-cell office:value-type="float" office:value="12.89" table:style-name="ce19">
            <text:p><text:s text:c="3"/>12.89<text:s/></text:p>
          </table:table-cell>
          <table:table-cell office:value-type="float" office:value="230" table:style-name="ce20">
            <text:p><text:s text:c="3"/>230<text:s/></text:p>
          </table:table-cell>
          <table:table-cell office:value-type="float" office:value="0.44710069776867595" table:style-name="ce19">
            <text:p><text:s text:c="3"/>0.45<text:s/></text:p>
          </table:table-cell>
          <table:table-cell office:value-type="float" office:value="5.26" table:style-name="ce19">
            <text:p><text:s text:c="3"/>5.26<text:s/></text:p>
          </table:table-cell>
          <table:table-cell office:value-type="float" office:value="104" table:style-name="ce20">
            <text:p><text:s text:c="3"/>104<text:s/></text:p>
          </table:table-cell>
          <table:table-cell office:value-type="float" office:value="0.20216727203453172" table:style-name="ce19">
            <text:p><text:s text:c="3"/>0.20<text:s/></text:p>
          </table:table-cell>
          <table:table-cell office:value-type="float" office:value="2.38" table:style-name="ce18">
            <text:p><text:s text:c="3"/>2.38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屏東縣</text:p>
          </table:table-cell>
          <table:table-cell office:value-type="float" office:value="-616" table:style-name="ce21">
            <text:p><text:s/>－616<text:s/></text:p>
          </table:table-cell>
          <table:table-cell office:value-type="float" office:value="-0.73789510629402955" table:style-name="ce19">
            <text:p><text:s/>－0.74<text:s/></text:p>
          </table:table-cell>
          <table:table-cell office:value-type="float" office:value="-8.688119799913574" table:style-name="ce19">
            <text:p><text:s/>－8.69<text:s/></text:p>
          </table:table-cell>
          <table:table-cell office:value-type="float" office:value="-373" table:style-name="ce20">
            <text:p><text:s/>－373<text:s/></text:p>
          </table:table-cell>
          <table:table-cell office:value-type="float" office:value="-0.44697477168936089" table:style-name="ce19">
            <text:p><text:s/>－0.45<text:s/></text:p>
          </table:table-cell>
          <table:table-cell office:value-type="float" office:value="-5.26" table:style-name="ce19">
            <text:p><text:s/>－5.26<text:s/></text:p>
          </table:table-cell>
          <table:table-cell office:value-type="float" office:value="455" table:style-name="ce20">
            <text:p><text:s text:c="3"/>455<text:s/></text:p>
          </table:table-cell>
          <table:table-cell office:value-type="float" office:value="0.54523732203393893" table:style-name="ce19">
            <text:p><text:s text:c="3"/>0.55<text:s/></text:p>
          </table:table-cell>
          <table:table-cell office:value-type="float" office:value="6.42" table:style-name="ce19">
            <text:p><text:s text:c="3"/>6.42<text:s/></text:p>
          </table:table-cell>
          <table:table-cell office:value-type="float" office:value="828" table:style-name="ce20">
            <text:p><text:s text:c="3"/>828<text:s/></text:p>
          </table:table-cell>
          <table:table-cell office:value-type="float" office:value="0.99221209372329988" table:style-name="ce19">
            <text:p><text:s text:c="3"/>0.99<text:s/></text:p>
          </table:table-cell>
          <table:table-cell office:value-type="float" office:value="11.68" table:style-name="ce19">
            <text:p><text:s text:c="3"/>11.68<text:s/></text:p>
          </table:table-cell>
          <table:table-cell office:value-type="float" office:value="453" table:style-name="ce20">
            <text:p><text:s text:c="3"/>453<text:s/></text:p>
          </table:table-cell>
          <table:table-cell office:value-type="float" office:value="0.54284067446455897" table:style-name="ce19">
            <text:p><text:s text:c="3"/>0.54<text:s/></text:p>
          </table:table-cell>
          <table:table-cell office:value-type="float" office:value="6.39" table:style-name="ce19">
            <text:p><text:s text:c="3"/>6.39<text:s/></text:p>
          </table:table-cell>
          <table:table-cell office:value-type="float" office:value="219" table:style-name="ce20">
            <text:p><text:s text:c="3"/>219<text:s/></text:p>
          </table:table-cell>
          <table:table-cell office:value-type="float" office:value="0.26243290884710468" table:style-name="ce19">
            <text:p><text:s text:c="3"/>0.26<text:s/></text:p>
          </table:table-cell>
          <table:table-cell office:value-type="float" office:value="3.09" table:style-name="ce18">
            <text:p><text:s text:c="3"/>3.09<text:s/></text:p>
          </table:table-cell>
          <table:table-cell table:number-columns-repeated="16365"/>
        </table:table-row>
        <table:table-row table:style-name="ro7">
          <table:table-cell office:value-type="string" table:style-name="ce22">
            <text:p>臺東縣</text:p>
          </table:table-cell>
          <table:table-cell office:value-type="float" office:value="-167" table:style-name="ce21">
            <text:p><text:s/>－167<text:s/></text:p>
          </table:table-cell>
          <table:table-cell office:value-type="float" office:value="-0.75691649443417097" table:style-name="ce19">
            <text:p><text:s/>－0.76<text:s/></text:p>
          </table:table-cell>
          <table:table-cell office:value-type="float" office:value="-8.9120813054345938" table:style-name="ce19">
            <text:p><text:s/>－8.91<text:s/></text:p>
          </table:table-cell>
          <table:table-cell office:value-type="float" office:value="-81" table:style-name="ce20">
            <text:p><text:s/>－81<text:s/></text:p>
          </table:table-cell>
          <table:table-cell office:value-type="float" office:value="-0.36726615687705882" table:style-name="ce19">
            <text:p><text:s/>－0.37<text:s/></text:p>
          </table:table-cell>
          <table:table-cell office:value-type="float" office:value="-4.32" table:style-name="ce19">
            <text:p><text:s/>－4.32<text:s/></text:p>
          </table:table-cell>
          <table:table-cell office:value-type="float" office:value="143" table:style-name="ce20">
            <text:p><text:s text:c="3"/>143<text:s/></text:p>
          </table:table-cell>
          <table:table-cell office:value-type="float" office:value="0.6483834621409803" table:style-name="ce19">
            <text:p><text:s text:c="3"/>0.65<text:s/></text:p>
          </table:table-cell>
          <table:table-cell office:value-type="float" office:value="7.63" table:style-name="ce19">
            <text:p><text:s text:c="3"/>7.63<text:s/></text:p>
          </table:table-cell>
          <table:table-cell office:value-type="float" office:value="224" table:style-name="ce20">
            <text:p><text:s text:c="3"/>224<text:s/></text:p>
          </table:table-cell>
          <table:table-cell office:value-type="float" office:value="1.0156496190180391" table:style-name="ce19">
            <text:p><text:s text:c="3"/>1.02<text:s/></text:p>
          </table:table-cell>
          <table:table-cell office:value-type="float" office:value="11.96" table:style-name="ce19">
            <text:p><text:s text:c="3"/>11.96<text:s/></text:p>
          </table:table-cell>
          <table:table-cell office:value-type="float" office:value="110" table:style-name="ce20">
            <text:p><text:s text:c="3"/>110<text:s/></text:p>
          </table:table-cell>
          <table:table-cell office:value-type="float" office:value="0.49875650933921561" table:style-name="ce19">
            <text:p><text:s text:c="3"/>0.50<text:s/></text:p>
          </table:table-cell>
          <table:table-cell office:value-type="float" office:value="5.87" table:style-name="ce19">
            <text:p><text:s text:c="3"/>5.87<text:s/></text:p>
          </table:table-cell>
          <table:table-cell office:value-type="float" office:value="45" table:style-name="ce20">
            <text:p><text:s text:c="3"/>45<text:s/></text:p>
          </table:table-cell>
          <table:table-cell office:value-type="float" office:value="0.20403675382058822" table:style-name="ce19">
            <text:p><text:s text:c="3"/>0.20<text:s/></text:p>
          </table:table-cell>
          <table:table-cell office:value-type="float" office:value="2.4" table:style-name="ce18">
            <text:p><text:s text:c="3"/>2.40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花蓮縣</text:p>
          </table:table-cell>
          <table:table-cell office:value-type="float" office:value="-207" table:style-name="ce21">
            <text:p><text:s/>－207<text:s/></text:p>
          </table:table-cell>
          <table:table-cell office:value-type="float" office:value="-0.62596200078018449" table:style-name="ce19">
            <text:p><text:s/>－0.63<text:s/></text:p>
          </table:table-cell>
          <table:table-cell office:value-type="float" office:value="-7.3701977511215269" table:style-name="ce19">
            <text:p><text:s/>－7.37<text:s/></text:p>
          </table:table-cell>
          <table:table-cell office:value-type="float" office:value="-129" table:style-name="ce20">
            <text:p><text:s/>－129<text:s/></text:p>
          </table:table-cell>
          <table:table-cell office:value-type="float" office:value="-0.39021439104624345" table:style-name="ce19">
            <text:p><text:s/>－0.39<text:s/></text:p>
          </table:table-cell>
          <table:table-cell office:value-type="float" office:value="-4.59" table:style-name="ce19">
            <text:p><text:s/>－4.59<text:s/></text:p>
          </table:table-cell>
          <table:table-cell office:value-type="float" office:value="202" table:style-name="ce20">
            <text:p><text:s text:c="3"/>202<text:s/></text:p>
          </table:table-cell>
          <table:table-cell office:value-type="float" office:value="0.61103338752977654" table:style-name="ce19">
            <text:p><text:s text:c="3"/>0.61<text:s/></text:p>
          </table:table-cell>
          <table:table-cell office:value-type="float" office:value="7.19" table:style-name="ce19">
            <text:p><text:s text:c="3"/>7.19<text:s/></text:p>
          </table:table-cell>
          <table:table-cell office:value-type="float" office:value="331" table:style-name="ce20">
            <text:p><text:s text:c="3"/>331<text:s/></text:p>
          </table:table-cell>
          <table:table-cell office:value-type="float" office:value="1.0012477785760199" table:style-name="ce19">
            <text:p><text:s text:c="3"/>1.00<text:s/></text:p>
          </table:table-cell>
          <table:table-cell office:value-type="float" office:value="11.79" table:style-name="ce19">
            <text:p><text:s text:c="3"/>11.79<text:s/></text:p>
          </table:table-cell>
          <table:table-cell office:value-type="float" office:value="206" table:style-name="ce20">
            <text:p><text:s text:c="3"/>206<text:s/></text:p>
          </table:table-cell>
          <table:table-cell office:value-type="float" office:value="0.62313305856997014" table:style-name="ce19">
            <text:p><text:s text:c="3"/>0.62<text:s/></text:p>
          </table:table-cell>
          <table:table-cell office:value-type="float" office:value="7.34" table:style-name="ce19">
            <text:p><text:s text:c="3"/>7.34<text:s/></text:p>
          </table:table-cell>
          <table:table-cell office:value-type="float" office:value="75" table:style-name="ce20">
            <text:p><text:s text:c="3"/>75<text:s/></text:p>
          </table:table-cell>
          <table:table-cell office:value-type="float" office:value="0.22686883200362989" table:style-name="ce19">
            <text:p><text:s text:c="3"/>0.23<text:s/></text:p>
          </table:table-cell>
          <table:table-cell office:value-type="float" office:value="2.67" table:style-name="ce18">
            <text:p><text:s text:c="3"/>2.67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澎湖縣</text:p>
          </table:table-cell>
          <table:table-cell office:value-type="float" office:value="62" table:style-name="ce21">
            <text:p><text:s text:c="3"/>62<text:s/></text:p>
          </table:table-cell>
          <table:table-cell office:value-type="float" office:value="0.60030402494166402" table:style-name="ce19">
            <text:p><text:s text:c="3"/>0.60<text:s/></text:p>
          </table:table-cell>
          <table:table-cell office:value-type="float" office:value="7.0680957775389475" table:style-name="ce19">
            <text:p><text:s text:c="3"/>7.07<text:s/></text:p>
          </table:table-cell>
          <table:table-cell office:value-type="float" office:value="21" table:style-name="ce20">
            <text:p><text:s text:c="3"/>21<text:s/></text:p>
          </table:table-cell>
          <table:table-cell office:value-type="float" office:value="0.20326777141087193" table:style-name="ce19">
            <text:p><text:s text:c="3"/>0.20<text:s/></text:p>
          </table:table-cell>
          <table:table-cell office:value-type="float" office:value="2.39" table:style-name="ce19">
            <text:p><text:s text:c="3"/>2.39<text:s/></text:p>
          </table:table-cell>
          <table:table-cell office:value-type="float" office:value="104" table:style-name="ce20">
            <text:p><text:s text:c="3"/>104<text:s/></text:p>
          </table:table-cell>
          <table:table-cell office:value-type="float" office:value="1.0066594393681276" table:style-name="ce19">
            <text:p><text:s text:c="3"/>1.01<text:s/></text:p>
          </table:table-cell>
          <table:table-cell office:value-type="float" office:value="11.85" table:style-name="ce19">
            <text:p><text:s text:c="3"/>11.85<text:s/></text:p>
          </table:table-cell>
          <table:table-cell office:value-type="float" office:value="83" table:style-name="ce20">
            <text:p><text:s text:c="3"/>83<text:s/></text:p>
          </table:table-cell>
          <table:table-cell office:value-type="float" office:value="0.8033916679572557" table:style-name="ce19">
            <text:p><text:s text:c="3"/>0.80<text:s/></text:p>
          </table:table-cell>
          <table:table-cell office:value-type="float" office:value="9.4600000000000009" table:style-name="ce19">
            <text:p><text:s text:c="3"/>9.46<text:s/></text:p>
          </table:table-cell>
          <table:table-cell office:value-type="float" office:value="57" table:style-name="ce20">
            <text:p><text:s text:c="3"/>57<text:s/></text:p>
          </table:table-cell>
          <table:table-cell office:value-type="float" office:value="0.55172680811522379" table:style-name="ce19">
            <text:p><text:s text:c="3"/>0.55<text:s/></text:p>
          </table:table-cell>
          <table:table-cell office:value-type="float" office:value="6.5" table:style-name="ce19">
            <text:p><text:s text:c="3"/>6.50<text:s/></text:p>
          </table:table-cell>
          <table:table-cell office:value-type="float" office:value="30" table:style-name="ce20">
            <text:p><text:s text:c="3"/>30<text:s/></text:p>
          </table:table-cell>
          <table:table-cell office:value-type="float" office:value="0.2903825305869599" table:style-name="ce19">
            <text:p><text:s text:c="3"/>0.29<text:s/></text:p>
          </table:table-cell>
          <table:table-cell office:value-type="float" office:value="3.42" table:style-name="ce18">
            <text:p><text:s text:c="3"/>3.42<text:s/></text:p>
          </table:table-cell>
          <table:table-cell table:number-columns-repeated="16365"/>
        </table:table-row>
        <table:table-row table:style-name="ro9">
          <table:table-cell office:value-type="string" table:style-name="ce22">
            <text:p>基隆市</text:p>
          </table:table-cell>
          <table:table-cell office:value-type="float" office:value="-76" table:style-name="ce21">
            <text:p><text:s/>－76<text:s/></text:p>
          </table:table-cell>
          <table:table-cell office:value-type="float" office:value="-0.2042741681875237" table:style-name="ce19">
            <text:p><text:s/>－0.20<text:s/></text:p>
          </table:table-cell>
          <table:table-cell office:value-type="float" office:value="-2.4051635931756823" table:style-name="ce19">
            <text:p><text:s/>－2.41<text:s/></text:p>
          </table:table-cell>
          <table:table-cell office:value-type="float" office:value="-94" table:style-name="ce20">
            <text:p><text:s/>－94<text:s/></text:p>
          </table:table-cell>
          <table:table-cell office:value-type="float" office:value="-0.25268070030187278" table:style-name="ce19">
            <text:p><text:s/>－0.25<text:s/></text:p>
          </table:table-cell>
          <table:table-cell office:value-type="float" office:value="-2.98" table:style-name="ce19">
            <text:p><text:s/>－2.98<text:s/></text:p>
          </table:table-cell>
          <table:table-cell office:value-type="float" office:value="213" table:style-name="ce20">
            <text:p><text:s text:c="3"/>213<text:s/></text:p>
          </table:table-cell>
          <table:table-cell office:value-type="float" office:value="0.57256371451381816" table:style-name="ce19">
            <text:p><text:s text:c="3"/>0.57<text:s/></text:p>
          </table:table-cell>
          <table:table-cell office:value-type="float" office:value="6.74" table:style-name="ce19">
            <text:p><text:s text:c="3"/>6.74<text:s/></text:p>
          </table:table-cell>
          <table:table-cell office:value-type="float" office:value="307" table:style-name="ce20">
            <text:p><text:s text:c="3"/>307<text:s/></text:p>
          </table:table-cell>
          <table:table-cell office:value-type="float" office:value="0.825244414815691" table:style-name="ce19">
            <text:p><text:s text:c="3"/>0.83<text:s/></text:p>
          </table:table-cell>
          <table:table-cell office:value-type="float" office:value="9.7200000000000006" table:style-name="ce19">
            <text:p><text:s text:c="3"/>9.72<text:s/></text:p>
          </table:table-cell>
          <table:table-cell office:value-type="float" office:value="171" table:style-name="ce20">
            <text:p><text:s text:c="3"/>171<text:s/></text:p>
          </table:table-cell>
          <table:table-cell office:value-type="float" office:value="0.45966382714489629" table:style-name="ce19">
            <text:p><text:s text:c="3"/>0.46<text:s/></text:p>
          </table:table-cell>
          <table:table-cell office:value-type="float" office:value="5.41" table:style-name="ce19">
            <text:p><text:s text:c="3"/>5.41<text:s/></text:p>
          </table:table-cell>
          <table:table-cell office:value-type="float" office:value="94" table:style-name="ce20">
            <text:p><text:s text:c="3"/>94<text:s/></text:p>
          </table:table-cell>
          <table:table-cell office:value-type="float" office:value="0.25268070030187278" table:style-name="ce19">
            <text:p><text:s text:c="3"/>0.25<text:s/></text:p>
          </table:table-cell>
          <table:table-cell office:value-type="float" office:value="2.98" table:style-name="ce18">
            <text:p><text:s text:c="3"/>2.98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新竹市</text:p>
          </table:table-cell>
          <table:table-cell office:value-type="float" office:value="304" table:style-name="ce21">
            <text:p><text:s text:c="3"/>304<text:s/></text:p>
          </table:table-cell>
          <table:table-cell office:value-type="float" office:value="0.69403540493769666" table:style-name="ce19">
            <text:p><text:s text:c="3"/>0.69<text:s/></text:p>
          </table:table-cell>
          <table:table-cell office:value-type="float" office:value="8.1717071871696536" table:style-name="ce19">
            <text:p><text:s text:c="3"/>8.17<text:s/></text:p>
          </table:table-cell>
          <table:table-cell office:value-type="float" office:value="120" table:style-name="ce20">
            <text:p><text:s text:c="3"/>120<text:s/></text:p>
          </table:table-cell>
          <table:table-cell office:value-type="float" office:value="0.2738663075975078" table:style-name="ce19">
            <text:p><text:s text:c="3"/>0.27<text:s/></text:p>
          </table:table-cell>
          <table:table-cell office:value-type="float" office:value="3.22" table:style-name="ce19">
            <text:p><text:s text:c="3"/>3.22<text:s/></text:p>
          </table:table-cell>
          <table:table-cell office:value-type="float" office:value="405" table:style-name="ce20">
            <text:p><text:s text:c="3"/>405<text:s/></text:p>
          </table:table-cell>
          <table:table-cell office:value-type="float" office:value="0.92429878814158895" table:style-name="ce19">
            <text:p><text:s text:c="3"/>0.92<text:s/></text:p>
          </table:table-cell>
          <table:table-cell office:value-type="float" office:value="10.88" table:style-name="ce19">
            <text:p><text:s text:c="3"/>10.88<text:s/></text:p>
          </table:table-cell>
          <table:table-cell office:value-type="float" office:value="285" table:style-name="ce20">
            <text:p><text:s text:c="3"/>285<text:s/></text:p>
          </table:table-cell>
          <table:table-cell office:value-type="float" office:value="0.65043248054408098" table:style-name="ce19">
            <text:p><text:s text:c="3"/>0.65<text:s/></text:p>
          </table:table-cell>
          <table:table-cell office:value-type="float" office:value="7.66" table:style-name="ce19">
            <text:p><text:s text:c="3"/>7.66<text:s/></text:p>
          </table:table-cell>
          <table:table-cell office:value-type="float" office:value="227" table:style-name="ce20">
            <text:p><text:s text:c="3"/>227<text:s/></text:p>
          </table:table-cell>
          <table:table-cell office:value-type="float" office:value="0.51806376520528563" table:style-name="ce19">
            <text:p><text:s text:c="3"/>0.52<text:s/></text:p>
          </table:table-cell>
          <table:table-cell office:value-type="float" office:value="6.1" table:style-name="ce19">
            <text:p><text:s text:c="3"/>6.10<text:s/></text:p>
          </table:table-cell>
          <table:table-cell office:value-type="float" office:value="84" table:style-name="ce20">
            <text:p><text:s text:c="3"/>84<text:s/></text:p>
          </table:table-cell>
          <table:table-cell office:value-type="float" office:value="0.19170641531825547" table:style-name="ce19">
            <text:p><text:s text:c="3"/>0.19<text:s/></text:p>
          </table:table-cell>
          <table:table-cell office:value-type="float" office:value="2.2599999999999998" table:style-name="ce18">
            <text:p><text:s text:c="3"/>2.26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嘉義市</text:p>
          </table:table-cell>
          <table:table-cell office:value-type="float" office:value="110" table:style-name="ce21">
            <text:p><text:s text:c="3"/>110<text:s/></text:p>
          </table:table-cell>
          <table:table-cell office:value-type="float" office:value="0.40766710645299969" table:style-name="ce19">
            <text:p><text:s text:c="3"/>0.41<text:s/></text:p>
          </table:table-cell>
          <table:table-cell office:value-type="float" office:value="4.7999514146885449" table:style-name="ce19">
            <text:p><text:s text:c="3"/>4.80<text:s/></text:p>
          </table:table-cell>
          <table:table-cell office:value-type="float" office:value="-4" table:style-name="ce20">
            <text:p><text:s/>－4<text:s/></text:p>
          </table:table-cell>
          <table:table-cell office:value-type="float" office:value="-1.4821237351000247E-2" table:style-name="ce19">
            <text:p><text:s/>－0.01<text:s/></text:p>
          </table:table-cell>
          <table:table-cell office:value-type="float" office:value="-0.17" table:style-name="ce19">
            <text:p><text:s/>－0.17<text:s/></text:p>
          </table:table-cell>
          <table:table-cell office:value-type="float" office:value="188" table:style-name="ce20">
            <text:p><text:s text:c="3"/>188<text:s/></text:p>
          </table:table-cell>
          <table:table-cell office:value-type="float" office:value="0.69659815549701165" table:style-name="ce19">
            <text:p><text:s text:c="3"/>0.70<text:s/></text:p>
          </table:table-cell>
          <table:table-cell office:value-type="float" office:value="8.1999999999999993" table:style-name="ce19">
            <text:p><text:s text:c="3"/>8.20<text:s/></text:p>
          </table:table-cell>
          <table:table-cell office:value-type="float" office:value="192" table:style-name="ce20">
            <text:p><text:s text:c="3"/>192<text:s/></text:p>
          </table:table-cell>
          <table:table-cell office:value-type="float" office:value="0.71141939284801192" table:style-name="ce19">
            <text:p><text:s text:c="3"/>0.71<text:s/></text:p>
          </table:table-cell>
          <table:table-cell office:value-type="float" office:value="8.3800000000000008" table:style-name="ce19">
            <text:p><text:s text:c="3"/>8.38<text:s/></text:p>
          </table:table-cell>
          <table:table-cell office:value-type="float" office:value="134" table:style-name="ce20">
            <text:p><text:s text:c="3"/>134<text:s/></text:p>
          </table:table-cell>
          <table:table-cell office:value-type="float" office:value="0.49651145125850837" table:style-name="ce19">
            <text:p><text:s text:c="3"/>0.50<text:s/></text:p>
          </table:table-cell>
          <table:table-cell office:value-type="float" office:value="5.85" table:style-name="ce19">
            <text:p><text:s text:c="3"/>5.85<text:s/></text:p>
          </table:table-cell>
          <table:table-cell office:value-type="float" office:value="53" table:style-name="ce20">
            <text:p><text:s text:c="3"/>53<text:s/></text:p>
          </table:table-cell>
          <table:table-cell office:value-type="float" office:value="0.19638139490075329" table:style-name="ce19">
            <text:p><text:s text:c="3"/>0.20<text:s/></text:p>
          </table:table-cell>
          <table:table-cell office:value-type="float" office:value="2.31" table:style-name="ce18">
            <text:p><text:s text:c="3"/>2.31<text:s/></text:p>
          </table:table-cell>
          <table:table-cell table:number-columns-repeated="16365"/>
        </table:table-row>
        <table:table-row table:style-name="ro9">
          <table:table-cell office:value-type="string" table:style-name="ce27">
            <text:p>福建省</text:p>
          </table:table-cell>
          <table:table-cell office:value-type="float" office:value="135" table:style-name="ce26">
            <text:p><text:s text:c="3"/>135<text:s/></text:p>
          </table:table-cell>
          <table:table-cell office:value-type="float" office:value="0.91287148798052542" table:style-name="ce24">
            <text:p><text:s text:c="3"/>0.91<text:s/></text:p>
          </table:table-cell>
          <table:table-cell office:value-type="float" office:value="10.748325584286832" table:style-name="ce24">
            <text:p><text:s text:c="3"/>10.75<text:s/></text:p>
          </table:table-cell>
          <table:table-cell office:value-type="float" office:value="44" table:style-name="ce20">
            <text:p><text:s text:c="3"/>44<text:s/></text:p>
          </table:table-cell>
          <table:table-cell office:value-type="float" office:value="0.29739274429293189" table:style-name="ce24">
            <text:p><text:s text:c="3"/>0.30<text:s/></text:p>
          </table:table-cell>
          <table:table-cell office:value-type="float" office:value="3.5" table:style-name="ce24">
            <text:p><text:s text:c="3"/>3.50<text:s/></text:p>
          </table:table-cell>
          <table:table-cell office:value-type="float" office:value="131" table:style-name="ce25">
            <text:p><text:s text:c="3"/>131<text:s/></text:p>
          </table:table-cell>
          <table:table-cell office:value-type="float" office:value="0.88541930687213799" table:style-name="ce24">
            <text:p><text:s text:c="3"/>0.89<text:s/></text:p>
          </table:table-cell>
          <table:table-cell office:value-type="float" office:value="10.43" table:style-name="ce24">
            <text:p><text:s text:c="3"/>10.43<text:s/></text:p>
          </table:table-cell>
          <table:table-cell office:value-type="float" office:value="87" table:style-name="ce25">
            <text:p><text:s text:c="3"/>87<text:s/></text:p>
          </table:table-cell>
          <table:table-cell office:value-type="float" office:value="0.58802656257920616" table:style-name="ce24">
            <text:p><text:s text:c="3"/>0.59<text:s/></text:p>
          </table:table-cell>
          <table:table-cell office:value-type="float" office:value="6.92" table:style-name="ce24">
            <text:p><text:s text:c="3"/>6.92<text:s/></text:p>
          </table:table-cell>
          <table:table-cell office:value-type="float" office:value="63" table:style-name="ce25">
            <text:p><text:s text:c="3"/>63<text:s/></text:p>
          </table:table-cell>
          <table:table-cell office:value-type="float" office:value="0.42581233841942517" table:style-name="ce24">
            <text:p><text:s text:c="3"/>0.43<text:s/></text:p>
          </table:table-cell>
          <table:table-cell office:value-type="float" office:value="5.01" table:style-name="ce24">
            <text:p><text:s text:c="3"/>5.01<text:s/></text:p>
          </table:table-cell>
          <table:table-cell office:value-type="float" office:value="26" table:style-name="ce25">
            <text:p><text:s text:c="3"/>26<text:s/></text:p>
          </table:table-cell>
          <table:table-cell office:value-type="float" office:value="0.17573207617309611" table:style-name="ce24">
            <text:p><text:s text:c="3"/>0.18<text:s/></text:p>
          </table:table-cell>
          <table:table-cell office:value-type="float" office:value="2.0699999999999998" table:style-name="ce23">
            <text:p><text:s text:c="3"/>2.07<text:s/></text:p>
          </table:table-cell>
          <table:table-cell table:number-columns-repeated="16365"/>
        </table:table-row>
        <table:table-row table:style-name="ro11">
          <table:table-cell office:value-type="string" table:style-name="ce22">
            <text:p>金門縣</text:p>
          </table:table-cell>
          <table:table-cell office:value-type="float" office:value="107" table:style-name="ce21">
            <text:p><text:s text:c="3"/>107<text:s/></text:p>
          </table:table-cell>
          <table:table-cell office:value-type="float" office:value="0.79121529189928641" table:style-name="ce19">
            <text:p><text:s text:c="3"/>0.79<text:s/></text:p>
          </table:table-cell>
          <table:table-cell office:value-type="float" office:value="9.315921985265792" table:style-name="ce19">
            <text:p><text:s text:c="3"/>9.32<text:s/></text:p>
          </table:table-cell>
          <table:table-cell office:value-type="float" office:value="36" table:style-name="ce20">
            <text:p><text:s text:c="3"/>36<text:s/></text:p>
          </table:table-cell>
          <table:table-cell office:value-type="float" office:value="0.26609800537370137" table:style-name="ce19">
            <text:p><text:s text:c="3"/>0.27<text:s/></text:p>
          </table:table-cell>
          <table:table-cell office:value-type="float" office:value="3.13" table:style-name="ce19">
            <text:p><text:s text:c="3"/>3.13<text:s/></text:p>
          </table:table-cell>
          <table:table-cell office:value-type="float" office:value="119" table:style-name="ce20">
            <text:p><text:s text:c="3"/>119<text:s/></text:p>
          </table:table-cell>
          <table:table-cell office:value-type="float" office:value="0.87960173998529079" table:style-name="ce19">
            <text:p><text:s text:c="3"/>0.88<text:s/></text:p>
          </table:table-cell>
          <table:table-cell office:value-type="float" office:value="10.36" table:style-name="ce19">
            <text:p><text:s text:c="3"/>10.36<text:s/></text:p>
          </table:table-cell>
          <table:table-cell office:value-type="float" office:value="83" table:style-name="ce20">
            <text:p><text:s text:c="3"/>83<text:s/></text:p>
          </table:table-cell>
          <table:table-cell office:value-type="float" office:value="0.61350373461158925" table:style-name="ce19">
            <text:p><text:s text:c="3"/>0.61<text:s/></text:p>
          </table:table-cell>
          <table:table-cell office:value-type="float" office:value="7.22" table:style-name="ce19">
            <text:p><text:s text:c="3"/>7.22<text:s/></text:p>
          </table:table-cell>
          <table:table-cell office:value-type="float" office:value="54" table:style-name="ce20">
            <text:p><text:s text:c="3"/>54<text:s/></text:p>
          </table:table-cell>
          <table:table-cell office:value-type="float" office:value="0.39914700806055209" table:style-name="ce19">
            <text:p><text:s text:c="3"/>0.40<text:s/></text:p>
          </table:table-cell>
          <table:table-cell office:value-type="float" office:value="4.7" table:style-name="ce19">
            <text:p><text:s text:c="3"/>4.70<text:s/></text:p>
          </table:table-cell>
          <table:table-cell office:value-type="float" office:value="23" table:style-name="ce20">
            <text:p><text:s text:c="3"/>23<text:s/></text:p>
          </table:table-cell>
          <table:table-cell office:value-type="float" office:value="0.17000705898875368" table:style-name="ce19">
            <text:p><text:s text:c="3"/>0.17<text:s/></text:p>
          </table:table-cell>
          <table:table-cell office:value-type="float" office:value="2" table:style-name="ce18">
            <text:p><text:s text:c="3"/>2.00<text:s/></text:p>
          </table:table-cell>
          <table:table-cell table:number-columns-repeated="16365"/>
        </table:table-row>
        <table:table-row table:style-name="ro11">
          <table:table-cell office:value-type="string" table:style-name="ce22">
            <text:p>連江縣</text:p>
          </table:table-cell>
          <table:table-cell office:value-type="float" office:value="28" table:style-name="ce21">
            <text:p><text:s text:c="3"/>28<text:s/></text:p>
          </table:table-cell>
          <table:table-cell office:value-type="float" office:value="2.2134387351778657" table:style-name="ce19">
            <text:p><text:s text:c="3"/>2.21<text:s/></text:p>
          </table:table-cell>
          <table:table-cell office:value-type="float" office:value="26.06145607548132" table:style-name="ce19">
            <text:p><text:s text:c="3"/>26.06<text:s/></text:p>
          </table:table-cell>
          <table:table-cell office:value-type="float" office:value="8" table:style-name="ce20">
            <text:p><text:s text:c="3"/>8<text:s/></text:p>
          </table:table-cell>
          <table:table-cell office:value-type="float" office:value="0.63171193935565373" table:style-name="ce19">
            <text:p><text:s text:c="3"/>0.63<text:s/></text:p>
          </table:table-cell>
          <table:table-cell office:value-type="float" office:value="7.44" table:style-name="ce19">
            <text:p><text:s text:c="3"/>7.44<text:s/></text:p>
          </table:table-cell>
          <table:table-cell office:value-type="float" office:value="12" table:style-name="ce20">
            <text:p><text:s text:c="3"/>12<text:s/></text:p>
          </table:table-cell>
          <table:table-cell office:value-type="float" office:value="0.94756790903348076" table:style-name="ce19">
            <text:p><text:s text:c="3"/>0.95<text:s/></text:p>
          </table:table-cell>
          <table:table-cell office:value-type="float" office:value="11.16" table:style-name="ce19">
            <text:p><text:s text:c="3"/>11.16<text:s/></text:p>
          </table:table-cell>
          <table:table-cell office:value-type="float" office:value="4" table:style-name="ce20">
            <text:p><text:s text:c="3"/>4<text:s/></text:p>
          </table:table-cell>
          <table:table-cell office:value-type="float" office:value="0.31585596967782686" table:style-name="ce19">
            <text:p><text:s text:c="3"/>0.32<text:s/></text:p>
          </table:table-cell>
          <table:table-cell office:value-type="float" office:value="3.72" table:style-name="ce19">
            <text:p><text:s text:c="3"/>3.72<text:s/></text:p>
          </table:table-cell>
          <table:table-cell office:value-type="float" office:value="9" table:style-name="ce20">
            <text:p><text:s text:c="3"/>9<text:s/></text:p>
          </table:table-cell>
          <table:table-cell office:value-type="float" office:value="0.71067593177511057" table:style-name="ce19">
            <text:p><text:s text:c="3"/>0.71<text:s/></text:p>
          </table:table-cell>
          <table:table-cell office:value-type="float" office:value="8.3699999999999992" table:style-name="ce19">
            <text:p><text:s text:c="3"/>8.37<text:s/></text:p>
          </table:table-cell>
          <table:table-cell office:value-type="float" office:value="3" table:style-name="ce20">
            <text:p><text:s text:c="3"/>3<text:s/></text:p>
          </table:table-cell>
          <table:table-cell office:value-type="float" office:value="0.23689197725837019" table:style-name="ce19">
            <text:p><text:s text:c="3"/>0.24<text:s/></text:p>
          </table:table-cell>
          <table:table-cell office:value-type="float" office:value="2.79" table:style-name="ce18">
            <text:p><text:s text:c="3"/>2.79<text:s/></text:p>
          </table:table-cell>
          <table:table-cell table:number-columns-repeated="16365"/>
        </table:table-row>
        <table:table-row table:style-name="ro12">
          <table:table-cell table:style-name="ce17"/>
          <table:table-cell table:style-name="ce16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4"/>
          <table:table-cell table:style-name="ce13"/>
          <table:table-cell table:style-name="ce12"/>
          <table:table-cell table:number-columns-repeated="16365"/>
        </table:table-row>
        <table:table-row table:style-name="ro13">
          <table:table-cell office:value-type="string" table:style-name="ce11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"/>
          <table:table-cell office:value-type="string" table:number-columns-spanned="4" table:number-rows-spanned="1" table:style-name="ce50">
            <text:p>內政部戶政司 民國106年4月6日編製</text:p>
          </table:table-cell>
          <table:covered-table-cell table:number-columns-repeated="3"/>
          <table:table-cell table:number-columns-repeated="16365"/>
        </table:table-row>
        <table:table-row table:style-name="ro4">
          <table:table-cell office:value-type="string" table:style-name="ce8">
            <text:p><text:s text:c="7"/>「0.00」表示未滿百分之0.005。</text:p>
          </table:table-cell>
          <table:table-cell table:number-columns-repeated="14" table:style-name="ce2"/>
          <table:table-cell table:style-name="ce7"/>
          <table:table-cell table:number-columns-repeated="3" table:style-name="ce6"/>
          <table:table-cell table:number-columns-repeated="16365"/>
        </table:table-row>
        <table:table-row table:style-name="ro14">
          <table:table-cell office:value-type="string" table:style-name="ce3">
            <text:p><text:s text:c="6"/>2.折合年之比率為本月人數(對數)÷本月月中人口<text:span text:style-name="T3">×</text:span>本年日數<text:span text:style-name="T3">÷</text:span>本月日數×1000。</text:p>
          </table:table-cell>
          <table:table-cell table:number-columns-repeated="18" table:style-name="ce5"/>
          <table:table-cell table:number-columns-repeated="16365" table:style-name="ce4"/>
        </table:table-row>
        <table:table-row table:style-name="ro13">
          <table:table-cell table:style-name="ce3"/>
          <table:table-cell table:number-columns-repeated="17" table:style-name="ce2"/>
          <table:table-cell table:style-name="ce1"/>
          <table:table-cell table:number-columns-repeated="16365" table:style-name="ce2"/>
        </table:table-row>
        <table:table-row table:number-rows-repeated="39" table:style-name="ro15">
          <table:table-cell table:number-columns-repeated="16384" table:style-name="ce2"/>
        </table:table-row>
        <table:table-row table:number-rows-repeated="2843" table:style-name="ro16">
          <table:table-cell table:number-columns-repeated="16384" table:style-name="ce2"/>
        </table:table-row>
        <table:table-row table:number-rows-repeated="1045659" table:style-name="ro16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S$35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table table:name="'file:///D:/0662/01.速報/106年/速報-106.3公式.xls'#速年月別" table:style-name="ta2">
        <table:table-source xlink:href="file:///D:/0662/01.速報/106年/速報-106.3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速縣市別" table:style-name="ta2">
        <table:table-source xlink:href="file:///D:/0662/01.速報/106年/速報-106.3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當月速報連結" table:style-name="ta2">
        <table:table-source xlink:href="file:///D:/0662/01.速報/106年/速報-106.3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縣市排序公式" table:style-name="ta2">
        <table:table-source xlink:href="file:///D:/0662/01.速報/106年/速報-106.3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原始速報登打-公式" table:style-name="ta2">
        <table:table-source xlink:href="file:///D:/0662/01.速報/106年/速報-106.3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160" table:style-name="ta2">
        <table:table-source xlink:href="file:///D:/0662/01.速報/106年/速報-106.3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170" table:style-name="ta2">
        <table:table-source xlink:href="file:///D:/0662/01.速報/106年/速報-106.3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上月縣市別" table:style-name="ta2">
        <table:table-source xlink:href="file:///D:/0662/01.速報/106年/速報-106.3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本月-上月&gt;15%公式" table:style-name="ta2">
        <table:table-source xlink:href="file:///D:/0662/01.速報/106年/速報-106.3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2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2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2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2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2" number:min-integer-digits="1" number:grouping="true"/>
      <number:text> </number:text>
    </number:number-style>
    <number:number-style style:name="N49P1">
      <number:text> －</number:text>
      <number:number number:decimal-places="2" number:min-integer-digits="1" number:grouping="true"/>
      <number:text> </number:text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4-06T07:28:39Z</meta:creation-date>
    <dc:date>2017-04-06T07:29:58Z</dc:date>
  </office:meta>
</office:document-meta>
</file>